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1cm" fo:text-indent="0cm" style:auto-text-indent="false"/>
    </style:style>
    <style:style style:name="P2" style:family="paragraph" style:parent-style-name="Preformatted_20_Text">
      <style:paragraph-properties fo:margin-left="0cm" fo:margin-right="1cm" fo:text-indent="0cm" style:auto-text-indent="false"/>
    </style:style>
    <style:style style:name="P3" style:family="paragraph" style:parent-style-name="Quotations">
      <style:paragraph-properties fo:margin-left="0cm" fo:margin-right="1cm" fo:text-indent="0cm" style:auto-text-indent="false"/>
    </style:style>
    <style:style style:name="P4" style:family="paragraph" style:parent-style-name="Quotations">
      <style:text-properties officeooo:paragraph-rsid="0016be29"/>
    </style:style>
    <style:style style:name="P5" style:family="paragraph" style:parent-style-name="Standard">
      <style:text-properties officeooo:rsid="00168b6f" officeooo:paragraph-rsid="00168b6f"/>
    </style:style>
    <style:style style:name="P6" style:family="paragraph" style:parent-style-name="Standard">
      <style:text-properties officeooo:paragraph-rsid="00168b6f"/>
    </style:style>
    <style:style style:name="P7" style:family="paragraph" style:parent-style-name="Standard">
      <style:text-properties officeooo:paragraph-rsid="0016be29"/>
    </style:style>
    <style:style style:name="P8" style:family="paragraph" style:parent-style-name="Heading_20_2">
      <style:text-properties officeooo:rsid="00168b6f" officeooo:paragraph-rsid="00168b6f"/>
    </style:style>
    <style:style style:name="P9" style:family="paragraph" style:parent-style-name="Standard">
      <style:text-properties officeooo:rsid="00168b6f" officeooo:paragraph-rsid="00168b6f"/>
    </style:style>
    <style:style style:name="P10" style:family="paragraph" style:parent-style-name="Standard">
      <style:text-properties officeooo:paragraph-rsid="0017bdf8"/>
    </style:style>
    <style:style style:name="P11" style:family="paragraph" style:parent-style-name="Standard">
      <style:text-properties officeooo:rsid="0017bdf8" officeooo:paragraph-rsid="0017bdf8"/>
    </style:style>
    <style:style style:name="P12" style:family="paragraph" style:parent-style-name="Standard">
      <style:text-properties officeooo:paragraph-rsid="001860ba"/>
    </style:style>
    <style:style style:name="P13" style:family="paragraph" style:parent-style-name="Standard">
      <style:text-properties officeooo:paragraph-rsid="001923c7"/>
    </style:style>
    <style:style style:name="P14" style:family="paragraph" style:parent-style-name="Standard">
      <style:text-properties officeooo:paragraph-rsid="001a5020"/>
    </style:style>
    <style:style style:name="T1" style:family="text">
      <style:text-properties officeooo:rsid="00168b6f"/>
    </style:style>
    <style:style style:name="T2" style:family="text">
      <style:text-properties officeooo:rsid="0016be29"/>
    </style:style>
    <style:style style:name="T3" style:family="text">
      <style:text-properties officeooo:rsid="0017bdf8"/>
    </style:style>
    <style:style style:name="T4" style:family="text">
      <style:text-properties officeooo:rsid="001860ba"/>
    </style:style>
    <style:style style:name="T5" style:family="text">
      <style:text-properties fo:color="#c9211e" officeooo:rsid="001860ba"/>
    </style:style>
    <style:style style:name="T6" style:family="text">
      <style:text-properties fo:color="#c9211e" fo:font-weight="bold" officeooo:rsid="001860ba" style:font-weight-asian="bold" style:font-weight-complex="bold"/>
    </style:style>
    <style:style style:name="T7" style:family="text">
      <style:text-properties officeooo:rsid="001a50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IT</text:p>
      <text:p text:style-name="P5"/>
      <text:p text:style-name="P5">Git Hub : sert à créer des versions antérieurs des sites web. <text:span text:style-name="T3">Et</text:span></text:p>
      <text:h text:style-name="P8" text:outline-level="2"><text:bookmark text:name="88"/>Création du dépôt distant</text:h>
      <text:p text:style-name="Text_20_body">Un <text:span text:style-name="Strong_20_Emphasis">dépôt distant</text:span> est un dépôt qui sert à centraliser les modifications apportées par tous les collaborateurs.</text:p>
      <text:p text:style-name="Text_20_body">Sur le site <text:span text:style-name="Strong_20_Emphasis">GitHub</text:span>, créez votre dépôt distant.</text:p>
      <text:p text:style-name="P5"/>
      <text:p text:style-name="P5"/>
      <text:p text:style-name="P5">Création d’un dépôt localisation que l’on pourra <text:s/></text:p>
      <text:p text:style-name="P5">transférer sur un cloud (git hub) </text:p>
      <text:p text:style-name="P5">Et réutiliser si besoin</text:p>
      <text:p text:style-name="P5"/>
      <text:p text:style-name="P5"><text:span text:style-name="T2">1) </text:span>Sur linux : clic droit : ouvrir dans un terminal. <text:span text:style-name="T6">L’écran de commande s’ouvre toujours dans le dossier de dépôt local</text:span></text:p>
      <text:p text:style-name="P5">Sudo apt install git : <text:span text:style-name="T2">installe le programme</text:span></text:p>
      <text:p text:style-name="P6"/>
      <text:p text:style-name="P2"><text:span text:style-name="Source_20_Text"><text:span text:style-name="T2">2) </text:span></text:span><text:span text:style-name="Source_20_Text">git config</text:span></text:p>
      <text:p text:style-name="P2"><text:span text:style-name="Source_20_Text"><text:span text:style-name="T2">3) </text:span></text:span><text:span text:style-name="Source_20_Text">git config --global user.name "Nom prenom"</text:span></text:p>
      <text:p text:style-name="P2"><text:span text:style-name="Source_20_Text"><text:span text:style-name="T2">4)</text:span></text:span><text:span text:style-name="Source_20_Text">git config --global user.email "adresse@mail.fr"</text:span></text:p>
      <text:p text:style-name="P1">Pour <text:span text:style-name="Strong_20_Emphasis">modifier</text:span> la <text:span text:style-name="Strong_20_Emphasis">configuration globale</text:span> : </text:p>
      <text:p text:style-name="Text_20_body"><text:span text:style-name="Source_20_Text">$ git config --global --replace-all user.name "New User Name"</text:span></text:p>
      <text:p text:style-name="Text_20_body"><text:span text:style-name="Source_20_Text">$ git config --global --replace-all user.email "New User Email"</text:span></text:p>
      <text:p text:style-name="P3"/>
      <text:p text:style-name="P7"><text:span text:style-name="T2">5) </text:span><text:span text:style-name="T1">Git init : </text:span>Cette commande est utilisée pour créer un nouveau dépôt <text:a xlink:type="simple" xlink:href="https://www.hostinger.fr/tutoriels/comment-utiliser-une-branche-git" text:style-name="Internet_20_link" text:visited-style-name="Visited_20_Internet_20_Link">GIT</text:a> <text:span text:style-name="T2">(car sur Linux on ne peut pas créer de fichier avec clic droit)</text:span> Vérifiez que la commande a bien créé un sous-répertoire <text:span text:style-name="Source_20_Text">.git</text:span> dans votre répertoire de travail.</text:p>
      <text:p text:style-name="P4">Il est possible que le répertoire <text:span text:style-name="Source_20_Text">.git</text:span> ne soit pas visible. Il faut dans ce cas affichier cocher <text:span text:style-name="Strong_20_Emphasis">éléments masqués dans les options d'affichage</text:span>. <text:span text:style-name="T2">Il faut un fichier « readme,txt »</text:span></text:p>
      <text:p text:style-name="P5"><text:span text:style-name="T2">6) </text:span>Créer un S.A.C</text:p>
      <text:p text:style-name="P5">S : <text:span text:style-name="T2">git </text:span>Status : Prend une photographie du « panier »</text:p>
      <text:p text:style-name="P5">A : <text:span text:style-name="T2">git </text:span>Add pour ajouter ce que l’on choisit de mettre dans le dépôt. FAIRE «  Add . (Add ESPACE- POINT)</text:p>
      <text:p text:style-name="P14"><text:span text:style-name="T2">C : </text:span><text:span text:style-name="Source_20_Text">git commit -m "message du commit" </text:span><text:span text:style-name="Source_20_Text"><text:span text:style-name="T2">créé le contenu à envoyer </text:span></text:span><text:span text:style-name="Source_20_Text"><text:span text:style-name="T7">(git </text:span></text:span><text:span text:style-name="Source_20_Text"><text:span text:style-name="T1">ESPACE -</text:span></text:span><text:span text:style-name="Source_20_Text"><text:span text:style-name="T7">m espace « message »</text:span></text:span><text:span text:style-name="Source_20_Text"><text:span text:style-name="T1">)</text:span></text:span></text:p>
      <text:p text:style-name="P7"><text:span text:style-name="Source_20_Text"/></text:p>
      <text:p text:style-name="P7"><text:span text:style-name="Source_20_Text"><text:span text:style-name="T2">7) Créer un compte sur GIT hub</text:span></text:span></text:p>
      <text:p text:style-name="P7"><text:span text:style-name="Source_20_Text"/></text:p>
      <text:p text:style-name="P10"><text:span text:style-name="Source_20_Text"><text:span text:style-name="T3">8) Aller sur son profil pour créer un dépôt distant (repositories)</text:span></text:span></text:p>
      <text:p text:style-name="P11">9) New : <text:span text:style-name="T4">ceci créer une adresse de liaison entre le dépôt local et GITHUB</text:span></text:p>
      <text:p text:style-name="P12"><text:span text:style-name="T4">10) </text:span><text:span text:style-name="Source_20_Text">git remote add origin</text:span></text:p>
      <text:p text:style-name="P13"><text:span text:style-name="Source_20_Text"><text:span text:style-name="T4">11) </text:span></text:span><text:span text:style-name="Source_20_Text">git push -u origin master</text:span><text:span text:style-name="Source_20_Text"><text:span text:style-name="T4"> </text:span></text:span><text:bookmark text:name="102"/><text:span text:style-name="Source_20_Text">Push </text:span><text:span text:style-name="Source_20_Text"><text:span text:style-name="T4">(transférer dossier sur le dépôt distant)</text:span></text:span></text:p>
      <text:p text:style-name="P12"><text:span text:style-name="Source_20_Text"><text:span text:style-name="T4">12) </text:span></text:span><text:span text:style-name="Source_20_Text">git push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09:34:22.482798907</meta:creation-date>
    <dc:date>2022-03-15T11:14:27.788036557</dc:date>
    <meta:editing-duration>PT41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320" meta:character-count="1755" meta:non-whitespace-character-count="1463"/>
  </office:meta>
</office:document-meta>
</file>